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2.1cm"/>
    </style:style>
    <style:style style:name="gr4" style:family="graphic" style:parent-style-name="standard">
      <style:graphic-properties draw:stroke="none" draw:fill="none" fo:min-height="0.286cm"/>
    </style:style>
    <style:style style:name="gr5" style:family="graphic" style:parent-style-name="standard">
      <style:graphic-properties draw:stroke="dash" draw:stroke-dash="Dash_20_0.2-0.2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75cm" fo:min-width="0cm"/>
    </style:style>
    <style:style style:name="gr7" style:family="graphic" style:parent-style-name="standard">
      <style:graphic-properties draw:stroke="dash" draw:stroke-dash="Ultrafine_20_Dashed" svg:stroke-width="0.1cm" draw:marker-start-width="0.45cm" draw:marker-end="Arrow" draw:marker-end-width="0.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'Trebuchet MS'" style:font-family-generic="swiss" style:font-pitch="variable" fo:font-weight="bold" style:font-weight-asian="bold" style:font-weight-complex="bold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P7" style:family="paragraph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7pt" style:font-size-asian="7pt" style:font-size-complex="7pt"/>
    </style:style>
    <style:style style:name="T3" style:family="text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4" style:family="text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id="id2" draw:layer="layout" svg:width="3cm" svg:height="1cm" svg:x="7.5cm" svg:y="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0cm" svg:y="5cm"/>
          <draw:glue-point draw:id="11" svg:x="-2cm" svg:y="5cm"/>
          <draw:glue-point draw:id="12" svg:x="2cm" svg:y="5cm"/>
          <text:p text:style-name="P1"><text:span text:style-name="T1">robot_pose_ek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3cm" svg:height="1cm" svg:x="3.5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elektron_base_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cm" svg:height="1cm" svg:x="7.5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gyroscope_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cm" svg:x="11.5cm" svg:y="4.5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laser_scan_m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cm" svg:x="11.5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LMS100_nod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9cm" svg:y1="7cm" svg:x2="9cm" svg:y2="3cm" draw:start-shape="id1" draw:end-shape="id2" draw:end-glue-point="10" svg:d="m9000 7000v-4000">
          <text:p/>
        </draw:connector>
        <draw:connector draw:style-name="gr2" draw:text-style-name="P3" draw:layer="layout" draw:type="curve" svg:x1="13cm" svg:y1="7cm" svg:x2="13cm" svg:y2="5.5cm" draw:start-shape="id3" draw:end-shape="id4" draw:end-glue-point="2" svg:d="m13000 7000v-1500">
          <text:p/>
        </draw:connector>
        <draw:frame draw:style-name="gr3" draw:text-style-name="P4" draw:id="id6" draw:layer="layout" svg:width="4cm" svg:height="1cm" svg:x="3cm" svg:y="9cm">
          <draw:text-box>
            <text:p text:style-name="P4"><text:span text:style-name="T2">Informacje z enkoderów </text:span></text:p>
            <text:p text:style-name="P4"><text:span text:style-name="T2">na kołach</text:span></text:p>
          </draw:text-box>
        </draw:frame>
        <draw:frame draw:style-name="gr3" draw:text-style-name="P4" draw:id="id7" draw:layer="layout" svg:width="4cm" svg:height="1cm" svg:x="7cm" svg:y="9cm">
          <draw:text-box>
            <text:p text:style-name="P4"><text:span text:style-name="T2">Informacje</text:span></text:p>
            <text:p text:style-name="P4"><text:span text:style-name="T2">z żyroskopu</text:span></text:p>
          </draw:text-box>
        </draw:frame>
        <draw:frame draw:style-name="gr3" draw:text-style-name="P4" draw:id="id8" draw:layer="layout" svg:width="4cm" svg:height="1cm" svg:x="11cm" svg:y="9cm">
          <draw:text-box>
            <text:p text:style-name="P4"><text:span text:style-name="T2">Odczyty ze</text:span></text:p>
            <text:p text:style-name="P4"><text:span text:style-name="T2">skanera laserowego</text:span></text:p>
          </draw:text-box>
        </draw:frame>
        <draw:frame draw:style-name="gr4" draw:text-style-name="P5" draw:layer="layout" svg:width="3.2cm" svg:height="0.536cm" svg:x="9.8cm" svg:y="3.464cm">
          <draw:text-box>
            <text:p text:style-name="P5"><text:span text:style-name="T3">nav_msgs::Odometry</text:span></text:p>
          </draw:text-box>
        </draw:frame>
        <draw:frame draw:style-name="gr4" draw:text-style-name="P5" draw:layer="layout" svg:width="3.2cm" svg:height="0.536cm" svg:x="5cm" svg:y="3.464cm">
          <draw:text-box>
            <text:p text:style-name="P5"><text:span text:style-name="T3">nav_msgs::Odometry</text:span></text:p>
          </draw:text-box>
        </draw:frame>
        <draw:frame draw:style-name="gr4" draw:text-style-name="P5" draw:layer="layout" svg:width="3.2cm" svg:height="0.536cm" svg:x="6.3cm" svg:y="4.564cm">
          <draw:text-box>
            <text:p text:style-name="P5"><text:span text:style-name="T3">sensor_msgs::Imu</text:span></text:p>
          </draw:text-box>
        </draw:frame>
        <draw:frame draw:style-name="gr4" draw:text-style-name="P5" draw:layer="layout" svg:width="3.2cm" svg:height="0.536cm" svg:x="10cm" svg:y="5.9cm">
          <draw:text-box>
            <text:p text:style-name="P6"><text:span text:style-name="T3">sensor_msgs::LaserScan</text:span></text:p>
          </draw:text-box>
        </draw:frame>
        <draw:connector draw:style-name="gr2" draw:text-style-name="P3" draw:layer="layout" draw:line-skew="0.2cm" svg:x1="13cm" svg:y1="4.5cm" svg:x2="9.6cm" svg:y2="3cm" draw:start-shape="id4" draw:start-glue-point="0" draw:end-shape="id2" draw:end-glue-point="12" svg:d="m13000 4500v-500h-3400v-1000">
          <text:p/>
        </draw:connector>
        <draw:connector draw:style-name="gr2" draw:text-style-name="P3" draw:layer="layout" draw:line-skew="-1.05cm" svg:x1="5cm" svg:y1="7cm" svg:x2="8.4cm" svg:y2="3cm" draw:start-shape="id5" draw:start-glue-point="0" draw:end-shape="id2" draw:end-glue-point="11" svg:d="m5000 7000v-3000h3400v-1000">
          <text:p/>
        </draw:connector>
        <draw:line draw:style-name="gr5" draw:text-style-name="P3" draw:layer="layout" svg:x1="0cm" svg:y1="6.5cm" svg:x2="16cm" svg:y2="6.5cm">
          <text:p/>
        </draw:line>
        <draw:line draw:style-name="gr5" draw:text-style-name="P3" draw:layer="layout" svg:x1="0cm" svg:y1="8.5cm" svg:x2="16cm" svg:y2="8.5cm">
          <text:p/>
        </draw:line>
        <draw:frame draw:style-name="gr6" draw:text-style-name="P7" draw:layer="layout" svg:width="2.961cm" svg:height="1cm" svg:x="0.039cm" svg:y="9cm">
          <draw:text-box>
            <text:p><text:span text:style-name="T4">Sprzęt</text:span></text:p>
          </draw:text-box>
        </draw:frame>
        <draw:frame draw:style-name="gr6" draw:text-style-name="P7" draw:layer="layout" svg:width="3.06cm" svg:height="1cm" svg:x="0.04cm" svg:y="7cm">
          <draw:text-box>
            <text:p><text:span text:style-name="T4">Sterowniki w systemie ROS</text:span></text:p>
          </draw:text-box>
        </draw:frame>
        <draw:frame draw:style-name="gr6" draw:text-style-name="P7" draw:layer="layout" svg:width="3.96cm" svg:height="1cm" svg:x="0.04cm" svg:y="3cm">
          <draw:text-box>
            <text:p><text:span text:style-name="T4">Algorytmy wysokiego poziomu w systemie ROS</text:span></text:p>
          </draw:text-box>
        </draw:frame>
        <draw:connector draw:style-name="gr7" draw:text-style-name="P3" draw:layer="layout" svg:x1="5cm" svg:y1="9cm" svg:x2="5cm" svg:y2="8cm" draw:start-shape="id6" draw:start-glue-point="0" draw:end-shape="id5" draw:end-glue-point="2" svg:d="m5000 9000v-1000">
          <text:p/>
        </draw:connector>
        <draw:connector draw:style-name="gr7" draw:text-style-name="P3" draw:layer="layout" svg:x1="9cm" svg:y1="9cm" svg:x2="9cm" svg:y2="8cm" draw:start-shape="id7" draw:start-glue-point="0" draw:end-shape="id1" draw:end-glue-point="2" svg:d="m9000 9000v-1000">
          <text:p/>
        </draw:connector>
        <draw:connector draw:style-name="gr7" draw:text-style-name="P3" draw:layer="layout" svg:x1="13cm" svg:y1="9cm" svg:x2="13cm" svg:y2="8cm" draw:start-shape="id8" draw:start-glue-point="0" draw:end-shape="id3" draw:end-glue-point="2" svg:d="m13000 9000v-1000">
          <text:p/>
        </draw:connector>
        <draw:frame draw:style-name="gr3" draw:text-style-name="P4" draw:id="id9" draw:layer="layout" svg:width="6cm" svg:height="1cm" svg:x="6cm" svg:y="0cm">
          <draw:text-box>
            <text:p text:style-name="P4"><text:span text:style-name="T2">Skorygowana pozycja robota w globalnym układzie współrzędnych</text:span></text:p>
          </draw:text-box>
        </draw:frame>
        <draw:connector draw:style-name="gr2" draw:text-style-name="P3" draw:layer="layout" svg:x1="9cm" svg:y1="2cm" svg:x2="9cm" svg:y2="1cm" draw:start-shape="id2" draw:start-glue-point="0" draw:end-shape="id9" draw:end-glue-point="2" svg:d="m9000 2000v-1000">
          <text:p/>
        </draw:connector>
        <draw:frame draw:style-name="gr4" draw:text-style-name="P5" draw:layer="layout" svg:width="3.2cm" svg:height="0.536cm" svg:x="6.1cm" svg:y="1.264cm">
          <draw:text-box>
            <text:p text:style-name="P5"><text:span text:style-name="T3">nav_msgs::Odomet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30%"/>
    <draw:gradient draw:name="Light_20_gray" draw:display-name="Light gray" draw:style="linear" draw:start-color="#c0c0c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0.2-0.2" draw:display-name="Dash 0.2-0.2" draw:style="rect" draw:dots1="1" draw:dots1-length="0.2cm" draw:dots2="1" draw:dots2-length="0.2cm" draw:distance="0.15cm"/>
    <draw:stroke-dash draw:name="Dash_20_0.4-0.2" draw:display-name="Dash 0.4-0.2" draw:style="rect" draw:dots1="1" draw:dots1-length="0.4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1T22:57:41</meta:creation-date>
    <dc:date>2011-06-21T23:54:33</dc:date>
    <dc:creator>Maciej Stefańczyk</dc:creator>
    <meta:editing-duration>PT00H41M41S</meta:editing-duration>
    <meta:editing-cycles>4</meta:editing-cycles>
    <meta:generator>OpenOffice.org/3.2$Unix OpenOffice.org_project/320m12$Build-9483</meta:generator>
    <meta:document-statistic meta:object-count="27"/>
  </office:meta>
</office:document-meta>
</file>